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1.8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12.689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1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end" fo:margin-left="0cm"/>
    </style:style>
    <style:style style:name="ce6" style:family="table-cell" style:parent-style-name="Default">
      <style:table-cell-properties fo:border-bottom="none" fo:border-left="none" fo:border-right="2.24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bottom"/>
      <style:paragraph-properties fo:text-align="end" fo:margin-left="0cm"/>
    </style:style>
    <style:style style:name="ce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2.24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column table:style-name="co5" table:default-cell-style-name="ce9"/>
        <table:table-row table:style-name="ro1">
          <table:table-cell table:style-name="ce1" office:value-type="string" calcext:value-type="string" table:number-columns-spanned="5" table:number-rows-spanned="1">
            <text:p>TCP</text:p>
          </table:table-cell>
          <table:covered-table-cell table:number-columns-repeated="4"/>
          <table:table-cell/>
          <table:table-cell table:style-name="ce8" office:value-type="string" calcext:value-type="string" table:number-columns-spanned="5" table:number-rows-spanned="1">
            <text:p>SSL without key</text:p>
          </table:table-cell>
          <table:covered-table-cell table:number-columns-repeated="4"/>
          <table:table-cell/>
          <table:table-cell table:style-name="ce8" office:value-type="string" calcext:value-type="string" table:number-columns-spanned="5" table:number-rows-spanned="1">
            <text:p>SSL with key</text:p>
          </table:table-cell>
          <table:covered-table-cell table:number-columns-repeated="4"/>
          <table:table-cell/>
          <table:table-cell table:style-name="ce8" office:value-type="string" calcext:value-type="string" table:number-columns-spanned="5" table:number-rows-spanned="1">
            <text:p>SSL with key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onnection Iteration</text:p>
          </table:table-cell>
          <table:table-cell office:value-type="string" calcext:value-type="string">
            <text:p>Client/Server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Len connection brea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gth All</text:p>
          </table:table-cell>
          <table:table-cell office:value-type="string" calcext:value-type="string">
            <text:p>Connection Iteration</text:p>
          </table:table-cell>
          <table:table-cell office:value-type="string" calcext:value-type="string">
            <text:p>Client/Server</text:p>
          </table:table-cell>
          <table:table-cell office:value-type="string" calcext:value-type="string">
            <text:p>Application Layer</text:p>
          </table:table-cell>
          <table:table-cell office:value-type="string" calcext:value-type="string">
            <text:p>Len connection brea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gth All</text:p>
          </table:table-cell>
          <table:table-cell office:value-type="string" calcext:value-type="string">
            <text:p>Connection Iteration</text:p>
          </table:table-cell>
          <table:table-cell office:value-type="string" calcext:value-type="string">
            <text:p>Client/Server</text:p>
          </table:table-cell>
          <table:table-cell office:value-type="string" calcext:value-type="string">
            <text:p>Application Layer</text:p>
          </table:table-cell>
          <table:table-cell office:value-type="string" calcext:value-type="string">
            <text:p>Len connection brea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gth All</text:p>
          </table:table-cell>
          <table:table-cell office:value-type="string" calcext:value-type="string">
            <text:p>Connection Iteration</text:p>
          </table:table-cell>
          <table:table-cell office:value-type="string" calcext:value-type="string">
            <text:p>Client/Server</text:p>
          </table:table-cell>
          <table:table-cell office:value-type="string" calcext:value-type="string">
            <text:p>Application Layer</text:p>
          </table:table-cell>
          <table:table-cell office:value-type="string" calcext:value-type="string">
            <text:p>Len connection brea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gth All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lient</text:p>
          </table:table-cell>
          <table:table-cell table:style-name="ce4" office:value-type="string" calcext:value-type="string">
            <text:p>160301012c01000128030326cf373b43870aa26ee7d169ed70ac7ca8aa9b3e62ec2c122adb75d5e99af2ff0000aac030c02cc028c024c014c00a00a500a300a1009f006b006a0069006800390038003700360088008700860085c032c02ec02ac026c00fc005009d003d00350084c02fc02bc027c023c013c00900a400a200a0009e00670040003f003e0033003200310030009a0099009800970045004400430042c031c02dc029c025c00ec004009c003c002f00960041c011c007c00cc00200050004c012c008001600130010000dc00dc003000a00ff01000055000b000403000102000a001c001a00170019001c001b0018001a0016000e000d000b000c0009000a00230000000d0020001e060106020603050105020503040104020403030103020303020102020203000f000101</text:p>
          </table:table-cell>
          <table:table-cell table:formula="of:=LEN([.C4])/2" office:value-type="float" office:value="305" calcext:value-type="float">
            <text:p>305</text:p>
          </table:table-cell>
          <table:table-cell table:formula="of:=[.D4]" office:value-type="float" office:value="305" calcext:value-type="float">
            <text:p>305</text:p>
          </table:table-cell>
          <table:table-cell table:formula="of:=[.E4]" office:value-type="float" office:value="305" calcext:value-type="float">
            <text:p>305</text:p>
          </table:table-cell>
          <table:table-cell table:number-columns-repeated="2"/>
          <table:table-cell table:style-name="ce4"/>
          <table:table-cell table:number-columns-repeated="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rver</text:p>
          </table:table-cell>
          <table:table-cell table:style-name="ce4" office:value-type="string" calcext:value-type="string">
            <text:p>160303003a020000360303e7741a218640c7e39c04c025ef8633176729a10d3ee8df93867fdc91e9e054c600000400000eff0100010000230000000f000101160303038b0b0003870003840003813082037d30820265a003020102020900ae5ce29e56ce7256300d06092a864886f70d01010b05003055310b3009060355040613024445310c300a06035504080c034e5257310d300b06035504070c04426f6e6e310d300b060355040a0c04464b4945310c300a060355040b0c03434144310c300a06035504030c036a6e68301e170d3138303930343133333433305a170d3139303930343133333433305a3055310b3009060355040613024445310c300a06035504080c034e5257310d300b06035504070c04426f6e6e310d300b060355040a0c04464b4945310c300a060355040b0c03434144310c300a06035504030c036a6e6830820122300d06092a864886f70d01010105000382010f003082010a0282010100c086a3671f1af5d4d097c12cf769e196ecacd9a9687116e8db2c8083451e3b896422aa4ee94575e08b85871375f9f8c7b2e2d7c975aed6f93c9f289ab2755d423761069f52f38e77f2a75fdcb985704d596e8fcdad831fa7e4aa9ce3665122b9d1870d13de99d9e456d679269af7400068505c41a350b14cd70b9ee0abc5ede6993f8035a07324e8a6c3d74991055b67eb9f576b2e4061f6d3bed9bbc30795f00f436402636b879a2cb170aaec2807d43525f91a42f57394ffbc53895c2c7fd8896b5b0e0493b3d1dd86a3a83e37afdb7bc7096187e11fd467494ffeecf590f9425e4bd4b3f45e902d0e0cf7bef7581dc43ca7c8e0ff455f7c27347720266e990203010001a350304e301d0603551d0e04160414113fad84ffe6f696311b7556afb23a20af1e6d0c301f0603551d23041830168014113fad84ffe6f696311b7556afb23a20af1e6d0c300c0603551d13040530030101ff300d06092a864886f70d01010b0500038201010021472657b22e3e9afef54dea179af9f06606a94629f0489a7dc65f7f9680efad25062121999e85d354bf2d32e895c17a848c8a546162d6a626629fcc4a1ce6217875c64796646402ed05a5c53a5045cd993932a0541d031cb72d90b37e16434134828ff1f274b5969ad31554bba75879abbb3acc4ccb14aa91622639de62ba543dc0af52055149e1f5c819789ba5b36fdec17a6dc322bce7b37f5cd849dea95933f30aa6274bbf49d140eb3e0259734bb06c201ace6715a028e534e575a288addda6c6ea890abd81a88fa3f552684cc89408109803fdc5a37752fac7db8439aee6ec6a044c31d003deda35e7187f2ace6abb6ac883df2b164886d9dfd918ae0216030300040e000000</text:p>
          </table:table-cell>
          <table:table-cell table:formula="of:=LEN([.C5])/2" office:value-type="float" office:value="984" calcext:value-type="float">
            <text:p>984</text:p>
          </table:table-cell>
          <table:table-cell table:formula="of:=[.D5]" office:value-type="float" office:value="984" calcext:value-type="float">
            <text:p>984</text:p>
          </table:table-cell>
          <table:table-cell table:formula="of:=[.F4]+[.E5]" office:value-type="float" office:value="1289" calcext:value-type="float">
            <text:p>1289</text:p>
          </table:table-cell>
          <table:table-cell table:number-columns-repeated="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ent</text:p>
          </table:table-cell>
          <table:table-cell table:style-name="ce4" office:value-type="string" calcext:value-type="string">
            <text:p>1603030106100001020100516da957e492c1e72e451e1a812177f9e7bc391b7023bb38554f4140e0bd85ff640eafbf4ab32c56e4fe562bd3d77114ff69b50292526f3d717deceeccce91b396b45b298f6865b2b45fd1a759b7e11caa0c97aab670fa033005a5e6cb110a554f9ad5f2d9f540c4d0e30498b49948a4bcf1b9ca7b5c51f38f20dea5e93c80ababdaecf8e5a4ac8f2b251eb96f7beb92a7cba74ae4d775561a4d49c69d670ee91c946232a791725fe7e9a3f12e01e1fa4112cab38ce8858b16f43ba5c6a724c6dcf9aed1e7ba17ab6731b3d9a31a006ab474878181c1f765a670e747e5cc056e1a82ce204a38b5014d577cc7757aab3d4583175492923405b7b5d2bdfd93ab9014030300010116030300202a0b5b2eb20c1a6640043ce114dac719ed8c059a09e3c6c0a5535122e458a912</text:p>
          </table:table-cell>
          <table:table-cell table:formula="of:=LEN([.C6])/2" office:value-type="float" office:value="310" calcext:value-type="float">
            <text:p>310</text:p>
          </table:table-cell>
          <table:table-cell table:formula="of:=[.D6]" office:value-type="float" office:value="310" calcext:value-type="float">
            <text:p>310</text:p>
          </table:table-cell>
          <table:table-cell table:formula="of:=[.F5]+[.E6]" office:value-type="float" office:value="1599" calcext:value-type="float">
            <text:p>1599</text:p>
          </table:table-cell>
          <table:table-cell table:number-columns-repeated="1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rver</text:p>
          </table:table-cell>
          <table:table-cell table:style-name="ce4" office:value-type="string" calcext:value-type="string">
            <text:p>16030300ba040000b60000012c00b02a050ccb8d2eed42f6f815ad36e178af044ae2982565b0a70f657f631c4719ea92be3a324a5226129ee105308ca10de131238d43c30391bfa9cccc92b796c4a8cbd9ba8bc5e3824f57437015aa753e67630c0001e43aa63bfec848e30035575a92b99d4acc73b9c5276363b5304ee6663cf999316cc22522114516b1f6d6ff3d9f54f8968c585e20f57c26c36a1207ea32ea908b4aaeb30a3a3475dab3a2b9436f3785666b2c1f836ddfb38bf892452a14030300010116030300207eadae1408355c87836eeeb12e943aa2ce4e0aed8ec0341cf599860da881edc2</text:p>
          </table:table-cell>
          <table:table-cell table:formula="of:=LEN([.C7])/2" office:value-type="float" office:value="234" calcext:value-type="float">
            <text:p>234</text:p>
          </table:table-cell>
          <table:table-cell table:formula="of:=[.D7]" office:value-type="float" office:value="234" calcext:value-type="float">
            <text:p>234</text:p>
          </table:table-cell>
          <table:table-cell table:formula="of:=[.F6]+[.E7]" office:value-type="float" office:value="1833" calcext:value-type="float">
            <text:p>1833</text:p>
          </table:table-cell>
          <table:table-cell table:number-columns-repeated="19"/>
        </table:table-row>
        <table:table-row table:style-name="ro5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client</text:p>
          </table:table-cell>
          <table:table-cell table:style-name="ce4" office:value-type="string" calcext:value-type="string">
            <text:p>170303001f0193362a0c21d85d0e6b8b4152e68603df80bd0a4a3f5b657d88fdb100ba78</text:p>
          </table:table-cell>
          <table:table-cell table:formula="of:=LEN([.C8])/2" office:value-type="float" office:value="36" calcext:value-type="float">
            <text:p>36</text:p>
          </table:table-cell>
          <table:table-cell table:style-name="ce5" table:formula="of:=SUM([.D8:.D10])" office:value-type="float" office:value="95" calcext:value-type="float" table:number-columns-spanned="1" table:number-rows-spanned="3">
            <text:p>95</text:p>
          </table:table-cell>
          <table:table-cell table:style-name="ce7" table:formula="of:=[.F7]+[.E8]" office:value-type="float" office:value="1928" calcext:value-type="float" table:number-columns-spanned="1" table:number-rows-spanned="3">
            <text:p>1928</text:p>
          </table:table-cell>
          <table:table-cell table:style-name="ce10" office:value-type="float" office:value="0" calcext:value-type="float" table:number-columns-spanned="1" table:number-rows-spanned="3">
            <text:p>0</text:p>
          </table:table-cell>
          <table:table-cell table:style-name="ce2" office:value-type="string" calcext:value-type="string">
            <text:p>client</text:p>
          </table:table-cell>
          <table:table-cell table:style-name="ce11" office:value-type="string" calcext:value-type="string">
            <text:p>0193362a0c21d85d0e6b8b4152e68603df80bd0a4a3f5b657d88fdb100ba78</text:p>
          </table:table-cell>
          <table:table-cell table:formula="of:=LEN([.I8])/2" office:value-type="float" office:value="31" calcext:value-type="float">
            <text:p>31</text:p>
          </table:table-cell>
          <table:table-cell table:style-name="ce5" table:formula="of:=SUM([.J8:.J10])" office:value-type="float" office:value="80" calcext:value-type="float" table:number-columns-spanned="1" table:number-rows-spanned="3">
            <text:p>80</text:p>
          </table:table-cell>
          <table:table-cell table:style-name="ce7" table:formula="of:=SUM([.K8:.K10])" office:value-type="float" office:value="80" calcext:value-type="float" table:number-columns-spanned="1" table:number-rows-spanned="3">
            <text:p>80</text:p>
          </table:table-cell>
          <table:table-cell table:style-name="ce10" office:value-type="float" office:value="0" calcext:value-type="float" table:number-columns-spanned="1" table:number-rows-spanned="3">
            <text:p>0</text:p>
          </table:table-cell>
          <table:table-cell table:style-name="ce2" office:value-type="string" calcext:value-type="string">
            <text:p>client</text:p>
          </table:table-cell>
          <table:table-cell table:style-name="ce11" office:value-type="string" calcext:value-type="string">
            <text:p>474554202f20485454502f312e310a</text:p>
          </table:table-cell>
          <table:table-cell table:formula="of:=LEN([.O8])/2" office:value-type="float" office:value="15" calcext:value-type="float">
            <text:p>15</text:p>
          </table:table-cell>
          <table:table-cell table:style-name="ce5" table:formula="of:=SUM([.P8:.P10])" office:value-type="float" office:value="32" calcext:value-type="float" table:number-columns-spanned="1" table:number-rows-spanned="3">
            <text:p>32</text:p>
          </table:table-cell>
          <table:table-cell table:style-name="ce7" table:formula="of:=SUM([.Q8:.Q10])" office:value-type="float" office:value="32" calcext:value-type="float" table:number-columns-spanned="1" table:number-rows-spanned="3">
            <text:p>32</text:p>
          </table:table-cell>
          <table:table-cell table:number-columns-repeated="7"/>
        </table:table-row>
        <table:table-row table:style-name="ro5">
          <table:covered-table-cell/>
          <table:table-cell table:style-name="ce2" office:value-type="string" calcext:value-type="string">
            <text:p>client</text:p>
          </table:table-cell>
          <table:table-cell table:style-name="ce4" office:value-type="string" calcext:value-type="string">
            <text:p>1703030020b8bbb51ff1f8fea5fb102bfecaa32d0a397e5365a00d117cb0c14cfa1f16018b</text:p>
          </table:table-cell>
          <table:table-cell table:formula="of:=LEN([.C9])/2" office:value-type="float" office:value="37" calcext:value-type="float">
            <text:p>37</text:p>
          </table:table-cell>
          <table:covered-table-cell table:number-columns-repeated="3"/>
          <table:table-cell table:style-name="ce2" office:value-type="string" calcext:value-type="string">
            <text:p>client</text:p>
          </table:table-cell>
          <table:table-cell table:style-name="ce11" office:value-type="string" calcext:value-type="string">
            <text:p>b8bbb51ff1f8fea5fb102bfecaa32d0a397e5365a00d117cb0c14cfa1f16018b</text:p>
          </table:table-cell>
          <table:table-cell table:formula="of:=LEN([.I9])/2" office:value-type="float" office:value="32" calcext:value-type="float">
            <text:p>32</text:p>
          </table:table-cell>
          <table:covered-table-cell table:number-columns-repeated="3"/>
          <table:table-cell table:style-name="ce2" office:value-type="string" calcext:value-type="string">
            <text:p>client</text:p>
          </table:table-cell>
          <table:table-cell table:style-name="ce11" office:value-type="string" calcext:value-type="string">
            <text:p>484f53543a206c6f63616c686f73740a</text:p>
          </table:table-cell>
          <table:table-cell table:formula="of:=LEN([.O9])/2" office:value-type="float" office:value="16" calcext:value-type="float">
            <text:p>16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2" office:value-type="string" calcext:value-type="string">
            <text:p>client</text:p>
          </table:table-cell>
          <table:table-cell table:style-name="ce4" office:value-type="string" calcext:value-type="string">
            <text:p>170303001153deb3f534b6a08b3d0adb5a284bd5120c</text:p>
          </table:table-cell>
          <table:table-cell table:formula="of:=LEN([.C10])/2" office:value-type="float" office:value="22" calcext:value-type="float">
            <text:p>22</text:p>
          </table:table-cell>
          <table:covered-table-cell table:number-columns-repeated="3"/>
          <table:table-cell table:style-name="ce2" office:value-type="string" calcext:value-type="string">
            <text:p>client</text:p>
          </table:table-cell>
          <table:table-cell table:style-name="ce11" office:value-type="string" calcext:value-type="string">
            <text:p>53deb3f534b6a08b3d0adb5a284bd5120c</text:p>
          </table:table-cell>
          <table:table-cell table:formula="of:=LEN([.I10])/2" office:value-type="float" office:value="17" calcext:value-type="float">
            <text:p>17</text:p>
          </table:table-cell>
          <table:covered-table-cell table:number-columns-repeated="3"/>
          <table:table-cell table:style-name="ce2" office:value-type="string" calcext:value-type="string">
            <text:p>client</text:p>
          </table:table-cell>
          <table:table-cell table:style-name="ce11" office:value-type="string" calcext:value-type="string">
            <text:p>0a</text:p>
          </table:table-cell>
          <table:table-cell table:formula="of:=LEN([.O10])/2" office:value-type="float" office:value="1" calcext:value-type="float">
            <text:p>1</text:p>
          </table:table-cell>
          <table:covered-table-cell table:number-columns-repeated="2"/>
          <table:table-cell table:number-columns-repeated="7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erver</text:p>
          </table:table-cell>
          <table:table-cell table:style-name="ce4" office:value-type="string" calcext:value-type="string">
            <text:p>170303036bce38e1b771dbb8b5d70def1be64ac61d92d299a2909f35300628cccef3612ebdaa79f48713ee4835e8017175661c5af44497a65c15130f1ae6674ce274b49d14bb050a01c4a2ccdc4de05d18351cd458b3f3cc7f6d872ec170740ee599bba7aa5c6eaa5840f8dd82e4ccca29bae993ecc3a4720b4b66d13fbe1ab0a5f59ded31bfbcadbd8681177161710a62558e762bc0bd48ce3c12eb1aae11196bb351fa9ee6855ebf95b8770d7dcca7c687c83f1565f702478409799b6c6ba3dcd22028fe404d21e568f187d8f4f824e6297b8a1544f06fd2966e750e6feb40867fd66656e49aac5b7dbb17b3925e1a09a1551cea64ef9523ac76fc059b3203c894a156f9347aedc67a5abf880fb8e12add50242f359cdfcd5cbe304c24a7fb480a9ad5963767a16385dd2bae363932a3495e9cd27ad272542683a6cf0933096f10b6281a17ef1fb1f8037d91799a08701a6e9cc6338e3baee8528a6f4b30542c46c2a44dde615b131abb448bb50a12af539e008b65164c56eb6a2751da9dd3d25a87bb17ab83b6f19df684a10281706a7abc87f5dcc2bbfb3848a409ea570b276610e54c0d358136cb1e936ac24a2018252bd3beb8f8ef9035ef4e51e1867f21f29fa5550a3db5cc16ea86c6d629b4442bb138a1e81aa6930e63dcb82626d68050bf6805c32308d27cb7d3b5a0045029b47dbac9aeb38f0b2f26c4001db15aa93ad79972d557ef4308692283fb976202667e056debbf75eb0d7a7c3c76edfd8e84c6e4800125184648d680e5ec59947daa18745a2f15281f986483aed0c9b547df01325569c0850011a0f0154529985869de5e748bd460154bd014bf57503f336a3920c48453dd01d507868920656a54eb3c4aaf96beaf6a8f28bdc20523d7ed95612e9ab0c745b0aff3139c0a3da7962cce2773e7e55dc4638c4419d0332af45565289c7c9b751156328b3a49c59f0e4614d2ea460550f1865a41bbb70acab85292b2da21c813ff42906ec8147ba6473af102c212c2232574f51184989b0b6aad9e26137e07d85489780b5028006cc24663ebac1f753676a0c6fe934e8d2a8a03ff4d4ca3dfdc69978160bbeffe8b7c29f229942c7f3d572a49afbcb07efcac97515fdee9dc4d2ecc01de8ccd2650ee9120fe54868da1968ce58be61d5e9d9c1ab3cb38881ea2783b16cec9b810df28ea543ee6aee6b1132298bf5c9f550077c7e7eb47c83bfb2ade39e02319de96</text:p>
          </table:table-cell>
          <table:table-cell table:formula="of:=LEN([.C11])/2" office:value-type="float" office:value="880" calcext:value-type="float">
            <text:p>880</text:p>
          </table:table-cell>
          <table:table-cell table:formula="of:=[.D11]" office:value-type="float" office:value="880" calcext:value-type="float">
            <text:p>880</text:p>
          </table:table-cell>
          <table:table-cell table:formula="of:=[.F8]+[.E11]" office:value-type="float" office:value="2808" calcext:value-type="float">
            <text:p>2808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server</text:p>
          </table:table-cell>
          <table:table-cell table:style-name="ce11" office:value-type="string" calcext:value-type="string">
            <text:p>ce38e1b771dbb8b5d70def1be64ac61d92d299a2909f35300628cccef3612ebdaa79f48713ee4835e8017175661c5af44497a65c15130f1ae6674ce274b49d14bb050a01c4a2ccdc4de05d18351cd458b3f3cc7f6d872ec170740ee599bba7aa5c6eaa5840f8dd82e4ccca29bae993ecc3a4720b4b66d13fbe1ab0a5f59ded31bfbcadbd8681177161710a62558e762bc0bd48ce3c12eb1aae11196bb351fa9ee6855ebf95b8770d7dcca7c687c83f1565f702478409799b6c6ba3dcd22028fe404d21e568f187d8f4f824e6297b8a1544f06fd2966e750e6feb40867fd66656e49aac5b7dbb17b3925e1a09a1551cea64ef9523ac76fc059b3203c894a156f9347aedc67a5abf880fb8e12add50242f359cdfcd5cbe304c24a7fb480a9ad5963767a16385dd2bae363932a3495e9cd27ad272542683a6cf0933096f10b6281a17ef1fb1f8037d91799a08701a6e9cc6338e3baee8528a6f4b30542c46c2a44dde615b131abb448bb50a12af539e008b65164c56eb6a2751da9dd3d25a87bb17ab83b6f19df684a10281706a7abc87f5dcc2bbfb3848a409ea570b276610e54c0d358136cb1e936ac24a2018252bd3beb8f8ef9035ef4e51e1867f21f29fa5550a3db5cc16ea86c6d629b4442bb138a1e81aa6930e63dcb82626d68050bf6805c32308d27cb7d3b5a0045029b47dbac9aeb38f0b2f26c4001db15aa93ad79972d557ef4308692283fb976202667e056debbf75eb0d7a7c3c76edfd8e84c6e4800125184648d680e5ec59947daa18745a2f15281f986483aed0c9b547df01325569c0850011a0f0154529985869de5e748bd460154bd014bf57503f336a3920c48453dd01d507868920656a54eb3c4aaf96beaf6a8f28bdc20523d7ed95612e9ab0c745b0aff3139c0a3da7962cce2773e7e55dc4638c4419d0332af45565289c7c9b751156328b3a49c59f0e4614d2ea460550f1865a41bbb70acab85292b2da21c813ff42906ec8147ba6473af102c212c2232574f51184989b0b6aad9e26137e07d85489780b5028006cc24663ebac1f753676a0c6fe934e8d2a8a03ff4d4ca3dfdc69978160bbeffe8b7c29f229942c7f3d572a49afbcb07efcac97515fdee9dc4d2ecc01de8ccd2650ee9120fe54868da1968ce58be61d5e9d9c1ab3cb38881ea2783b16cec9b810df28ea543ee6aee6b1132298bf5c9f550077c7e7eb47c83bfb2ade39e02319de96</text:p>
          </table:table-cell>
          <table:table-cell table:formula="of:=LEN([.I11])/2" office:value-type="float" office:value="875" calcext:value-type="float">
            <text:p>875</text:p>
          </table:table-cell>
          <table:table-cell table:formula="of:=[.J11]" office:value-type="float" office:value="875" calcext:value-type="float">
            <text:p>875</text:p>
          </table:table-cell>
          <table:table-cell table:formula="of:=[.L8]+[.K11]" office:value-type="float" office:value="955" calcext:value-type="float">
            <text:p>955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server</text:p>
          </table:table-cell>
          <table:table-cell table:style-name="ce11" office:value-type="string" calcext:value-type="string">
            <text:p>485454502f312e3120323030204f4b0d0a5365727665723a206e67696e782f312e31302e3320285562756e7475290d0a446174653a205475652c2030342053657020323031382031343a34363a343820474d540d0a436f6e74656e742d547970653a20746578742f68746d6c0d0a436f6e74656e742d4c656e6774683a203631320d0a4c6173742d4d6f6469666965643a205475652c2030342053657020323031382031333a30363a313020474d540d0a436f6e6e656374696f6e3a206b6565702d616c6976650d0a455461673a202235623865383334322d323634220d0a4163636570742d52616e6765733a2062797465730d0a0d0a3c21444f43545950452068746d6c3e0a3c68746d6c3e0a3c686561643e0a3c7469746c653e57656c636f6d6520746f206e67696e78213c2f7469746c653e0a3c7374796c653e0a20202020626f6479207b0a202020202020202077696474683a203335656d3b0a20202020202020206d617267696e3a2030206175746f3b0a2020202020202020666f6e742d66616d696c793a205461686f6d612c2056657264616e612c20417269616c2c2073616e732d73657269663b0a202020207d0a3c2f7374796c653e0a3c2f686561643e0a3c626f64793e0a3c68313e57656c636f6d6520746f206e67696e78213c2f68313e0a3c703e496620796f7520736565207468697320706167652c20746865206e67696e782077656220736572766572206973207375636365737366756c6c7920696e7374616c6c656420616e640a776f726b696e672e204675727468657220636f6e66696775726174696f6e2069732072657175697265642e3c2f703e0a0a3c703e466f72206f6e6c696e6520646f63756d656e746174696f6e20616e6420737570706f727420706c6561736520726566657220746f0a3c6120687265663d22687474703a2f2f6e67696e782e6f72672f223e6e67696e782e6f72673c2f613e2e3c62722f3e0a436f6d6d65726369616c20737570706f727420697320617661696c61626c652061740a3c6120687265663d22687474703a2f2f6e67696e782e636f6d2f223e6e67696e782e636f6d3c2f613e2e3c2f703e0a0a3c703e3c656d3e5468616e6b20796f7520666f72207573696e67206e67696e782e3c2f656d3e3c2f703e0a3c2f626f64793e0a3c2f68746d6c3e0a</text:p>
          </table:table-cell>
          <table:table-cell table:formula="of:=LEN([.O11])/2" office:value-type="float" office:value="859" calcext:value-type="float">
            <text:p>859</text:p>
          </table:table-cell>
          <table:table-cell table:formula="of:=[.P11]" office:value-type="float" office:value="859" calcext:value-type="float">
            <text:p>859</text:p>
          </table:table-cell>
          <table:table-cell table:formula="of:=[.R8]+[.Q11]" office:value-type="float" office:value="891" calcext:value-type="float">
            <text:p>891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server</text:p>
          </table:table-cell>
          <table:table-cell table:style-name="ce11" office:value-type="string" calcext:value-type="string">
            <text:p>3c21444f43545950452068746d6c3e0a3c68746d6c3e0a3c686561643e0a3c7469746c653e57656c636f6d6520746f206e67696e78213c2f7469746c653e0a3c7374796c653e0a20202020626f6479207b0a202020202020202077696474683a203335656d3b0a20202020202020206d617267696e3a2030206175746f3b0a2020202020202020666f6e742d66616d696c793a205461686f6d612c2056657264616e612c20417269616c2c2073616e732d73657269663b0a202020207d0a3c2f7374796c653e0a3c2f686561643e0a3c626f64793e0a3c68313e57656c636f6d6520746f206e67696e78213c2f68313e0a3c703e496620796f7520736565207468697320706167652c20746865206e67696e782077656220736572766572206973207375636365737366756c6c7920696e7374616c6c656420616e640a776f726b696e672e204675727468657220636f6e66696775726174696f6e2069732072657175697265642e3c2f703e0a0a3c703e466f72206f6e6c696e6520646f63756d656e746174696f6e20616e6420737570706f727420706c6561736520726566657220746f0a3c6120687265663d22687474703a2f2f6e67696e782e6f72672f223e6e67696e782e6f72673c2f613e2e3c62722f3e0a436f6d6d65726369616c20737570706f727420697320617661696c61626c652061740a3c6120687265663d22687474703a2f2f6e67696e782e636f6d2f223e6e67696e782e636f6d3c2f613e2e3c2f703e0a0a3c703e3c656d3e5468616e6b20796f7520666f72207573696e67206e67696e782e3c2f656d3e3c2f703e0a3c2f626f64793e0a3c2f68746d6c3e0a</text:p>
          </table:table-cell>
          <table:table-cell table:formula="of:=LEN([.U11])/2" office:value-type="float" office:value="612" calcext:value-type="float">
            <text:p>612</text:p>
          </table:table-cell>
          <table:table-cell table:formula="of:=[.V11]" office:value-type="float" office:value="612" calcext:value-type="float">
            <text:p>612</text:p>
          </table:table-cell>
          <table:table-cell table:formula="of:=[.W11]" office:value-type="float" office:value="612" calcext:value-type="float">
            <text:p>612</text:p>
          </table:table-cell>
          <table:table-cell/>
        </table:table-row>
        <table:table-row table:style-name="ro1" table:number-rows-repeated="2">
          <table:table-cell table:number-columns-repeated="25"/>
        </table:table-row>
        <table:table-row table:style-name="ro1" table:number-rows-repeated="1048562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4:18:16.681471052</meta:creation-date>
    <dc:date>2022-02-01T15:02:43.424661784</dc:date>
    <meta:editing-duration>PT41M23S</meta:editing-duration>
    <meta:editing-cycles>21</meta:editing-cycles>
    <meta:generator>LibreOffice/7.2.5.2.0$Linux_X86_64 LibreOffice_project/20$Build-2</meta:generator>
    <meta:document-statistic meta:table-count="1" meta:cell-count="112" meta:object-count="0"/>
    <meta:user-defined meta:name="qrichtext">1</meta:user-defined>
  </office:meta>
</office:document-meta>
</file>